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6.108cm"/>
    </style:style>
    <style:style style:name="co3" style:family="table-column">
      <style:table-column-properties fo:break-before="auto" style:column-width="4.768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61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848cm" fo:break-before="auto" style:use-optimal-row-height="true"/>
    </style:style>
    <style:style style:name="ro5" style:family="table-row">
      <style:table-row-properties style:row-height="1.741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color="#000000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ROOM Language Tests" table:style-name="ta1" table:print="false">
        <table:table-column table:style-name="co1" table:default-cell-style-name="Default"/>
        <table:table-column table:style-name="co2" table:number-columns-repeated="3" table:default-cell-style-name="ce2"/>
        <table:table-column table:style-name="co3" table:number-columns-repeated="2" table:default-cell-style-name="ce2"/>
        <table:table-column table:style-name="co2" table:number-columns-repeated="2" table:default-cell-style-name="ce2"/>
        <table:table-column table:style-name="co4" table:number-columns-repeated="1016" table:default-cell-style-name="Default"/>
        <table:table-row table:style-name="ro1" table:number-rows-repeated="7">
          <table:table-cell table:number-columns-repeated="1024"/>
        </table:table-row>
        <table:table-row table:style-name="ro2">
          <table:table-cell table:style-name="ce1" office:value-type="string">
            <text:p>Implemented</text:p>
          </table:table-cell>
          <table:table-cell table:style-name="ce3" office:value-type="string">
            <text:p>Features</text:p>
          </table:table-cell>
          <table:table-cell table:style-name="ce3" office:value-type="string">
            <text:p>Subfeature</text:p>
          </table:table-cell>
          <table:table-cell table:style-name="ce3" office:value-type="string">
            <text:p>Testcase Description</text:p>
          </table:table-cell>
          <table:table-cell table:style-name="ce3" office:value-type="string">
            <text:p>Testcase</text:p>
          </table:table-cell>
          <table:table-cell table:style-name="ce3" office:value-type="string">
            <text:p>Result</text:p>
          </table:table-cell>
          <table:table-cell table:style-name="ce3" office:value-type="string">
            <text:p>Example</text:p>
          </table:table-cell>
          <table:table-cell table:style-name="ce3" office:value-type="string">
            <text:p>Info</text:p>
          </table:table-cell>
          <table:table-cell table:style-name="ce1" table:number-columns-repeated="1016"/>
        </table:table-row>
        <table:table-row table:style-name="ro3">
          <table:table-cell office:value-type="string">
            <text:p>yes</text:p>
          </table:table-cell>
          <table:table-cell office:value-type="string">
            <text:p>FSM</text:p>
          </table:table-cell>
          <table:table-cell office:value-type="string">
            <text:p>transitionpoints</text:p>
          </table:table-cell>
          <table:table-cell office:value-type="string">
            <text:p>combinatorial transition point test</text:p>
          </table:table-cell>
          <table:table-cell table:number-columns-repeated="2"/>
          <table:table-cell office:value-type="string">
            <text:p>init-&gt;choicepoint</text:p>
          </table:table-cell>
          <table:table-cell office:value-type="string">
            <text:p>trainsition points are: init , choice , transition , handler , entry , exit - points</text:p>
          </table:table-cell>
          <table:table-cell table:number-columns-repeated="1016"/>
        </table:table-row>
        <table:table-row table:style-name="ro3">
          <table:table-cell office:value-type="string">
            <text:p>yes</text:p>
          </table:table-cell>
          <table:table-cell office:value-type="string">
            <text:p>Dataclass</text:p>
          </table:table-cell>
          <table:table-cell office:value-type="string">
            <text:p>Inheritance</text:p>
          </table:table-cell>
          <table:table-cell office:value-type="string">
            <text:p>combination of data access for different transitions that have inherited data classes -&gt; over chains</text:p>
          </table:table-cell>
          <table:table-cell table:number-columns-repeated="2"/>
          <table:table-cell office:value-type="string">
            <text:p>Action code for full chain (reduced to base class after join), guard, choice</text:p>
          </table:table-cell>
          <table:table-cell table:number-columns-repeated="1017"/>
        </table:table-row>
        <table:table-row table:style-name="ro4">
          <table:table-cell office:value-type="string">
            <text:p>yes</text:p>
          </table:table-cell>
          <table:table-cell office:value-type="string">
            <text:p>Protocolclass</text:p>
          </table:table-cell>
          <table:table-cell office:value-type="string">
            <text:p>Inheritance</text:p>
          </table:table-cell>
          <table:table-cell office:value-type="string">
            <text:p>simple case: PC1 &lt;- PC2 without adding Messages</text:p>
          </table:table-cell>
          <table:table-cell/>
          <table:table-cell office:value-type="string">
            <text:p>must be connectable</text:p>
          </table:table-cell>
          <table:table-cell table:number-columns-repeated="1018"/>
        </table:table-row>
        <table:table-row table:style-name="ro2">
          <table:table-cell office:value-type="string">
            <text:p>no</text:p>
          </table:table-cell>
          <table:table-cell office:value-type="string">
            <text:p>Protocolclass</text:p>
          </table:table-cell>
          <table:table-cell office:value-type="string">
            <text:p>Inheritance</text:p>
          </table:table-cell>
          <table:table-cell office:value-type="string">
            <text:p>complex case</text:p>
          </table:table-cell>
          <table:table-cell/>
          <table:table-cell office:value-type="string">
            <text:p>tbd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FSM</text:p>
          </table:table-cell>
          <table:table-cell office:value-type="string">
            <text:p>Inheritanc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ctorClass</text:p>
          </table:table-cell>
          <table:table-cell office:value-type="string">
            <text:p>Inheritance</text:p>
          </table:table-cell>
          <table:table-cell office:value-type="string">
            <text:p>Structrure, Operations, Attributes, ...</text:p>
          </table:table-cell>
          <table:table-cell table:number-columns-repeated="1020"/>
        </table:table-row>
        <table:table-row table:style-name="ro4">
          <table:table-cell office:value-type="string">
            <text:p>yes</text:p>
          </table:table-cell>
          <table:table-cell table:style-name="Default" office:value-type="string">
            <text:p>Actor and Port</text:p>
          </table:table-cell>
          <table:table-cell table:style-name="Default" office:value-type="string">
            <text:p>Replication</text:p>
          </table:table-cell>
          <table:table-cell office:value-type="string">
            <text:p>all combinations of replicated ports and actors</text:p>
          </table:table-cell>
          <table:table-cell table:number-columns-repeated="1020"/>
        </table:table-row>
        <table:table-row table:style-name="ro4">
          <table:table-cell office:value-type="string">
            <text:p>yes</text:p>
          </table:table-cell>
          <table:table-cell office:value-type="string">
            <text:p>Execution Models</text:p>
          </table:table-cell>
          <table:table-cell office:value-type="string">
            <text:p>asyncronous</text:p>
          </table:table-cell>
          <table:table-cell office:value-type="string">
            <text:p>all possible tests for combination of datadriven and messagedriven FSMs</text:p>
          </table:table-cell>
          <table:table-cell table:number-columns-repeated="1020"/>
        </table:table-row>
        <table:table-row table:style-name="ro2">
          <table:table-cell office:value-type="string">
            <text:p>yes</text:p>
          </table:table-cell>
          <table:table-cell office:value-type="string">
            <text:p>Execution Models</text:p>
          </table:table-cell>
          <table:table-cell office:value-type="string">
            <text:p>messagedriven</text:p>
          </table:table-cell>
          <table:table-cell office:value-type="string">
            <text:p>all possible tests for messagedriven</text:p>
          </table:table-cell>
          <table:table-cell table:number-columns-repeated="1020"/>
        </table:table-row>
        <table:table-row table:style-name="ro2">
          <table:table-cell office:value-type="string">
            <text:p>yes</text:p>
          </table:table-cell>
          <table:table-cell office:value-type="string">
            <text:p>Execution Models</text:p>
          </table:table-cell>
          <table:table-cell office:value-type="string">
            <text:p>datadriven</text:p>
          </table:table-cell>
          <table:table-cell office:value-type="string">
            <text:p>all possible tests for datadriven</text:p>
          </table:table-cell>
          <table:table-cell table:number-columns-repeated="1020"/>
        </table:table-row>
        <table:table-row table:style-name="ro2">
          <table:table-cell office:value-type="string">
            <text:p>no</text:p>
          </table:table-cell>
          <table:table-cell office:value-type="string">
            <text:p>Execution Models</text:p>
          </table:table-cell>
          <table:table-cell office:value-type="string">
            <text:p>synchronous</text:p>
          </table:table-cell>
          <table:table-cell office:value-type="string">
            <text:p>all possible tests for synchronous</text:p>
          </table:table-cell>
          <table:table-cell table:number-columns-repeated="1020"/>
        </table:table-row>
        <table:table-row table:style-name="ro2">
          <table:table-cell office:value-type="string">
            <text:p>yes</text:p>
          </table:table-cell>
          <table:table-cell office:value-type="string">
            <text:p>Execution Models</text:p>
          </table:table-cell>
          <table:table-cell office:value-type="string">
            <text:p>asyncronous</text:p>
          </table:table-cell>
          <table:table-cell office:value-type="string">
            <text:p>with and without threads</text:p>
          </table:table-cell>
          <table:table-cell table:number-columns-repeated="1020"/>
        </table:table-row>
        <table:table-row table:style-name="ro2">
          <table:table-cell office:value-type="string">
            <text:p>yes</text:p>
          </table:table-cell>
          <table:table-cell office:value-type="string">
            <text:p>Execution Models</text:p>
          </table:table-cell>
          <table:table-cell office:value-type="string">
            <text:p>messagedriven</text:p>
          </table:table-cell>
          <table:table-cell office:value-type="string">
            <text:p>with and without threads</text:p>
          </table:table-cell>
          <table:table-cell table:number-columns-repeated="1020"/>
        </table:table-row>
        <table:table-row table:style-name="ro2">
          <table:table-cell office:value-type="string">
            <text:p>yes</text:p>
          </table:table-cell>
          <table:table-cell office:value-type="string">
            <text:p>Execution Models</text:p>
          </table:table-cell>
          <table:table-cell office:value-type="string">
            <text:p>datadriven</text:p>
          </table:table-cell>
          <table:table-cell office:value-type="string">
            <text:p>with and without threa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>
            <text:p>ConfigModel</text:p>
          </table:table-cell>
          <table:table-cell table:style-name="ce5" office:value-type="string">
            <text:p><text:span text:style-name="T1">SubSystemConfig | </text:span><text:span text:style-name="T1">ActorClassConfig | </text:span><text:span text:style-name="T1">ActorInstanceConfig | </text:span><text:span text:style-name="T1">ProtocolClassConfig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PrimitiveTyp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ExternalTyp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DataClas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Protocolclass</text:p>
          </table:table-cell>
          <table:table-cell table:number-columns-repeated="1022"/>
        </table:table-row>
        <table:table-row table:style-name="ro6">
          <table:table-cell/>
          <table:table-cell table:style-name="ce5" office:value-type="string">
            <text:p><text:span text:style-name="T1">CompoundProtocolClass</text:span>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ctorClas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SubSystemClass</text:p>
          </table:table-cell>
          <table:table-cell table:number-columns-repeated="1022"/>
        </table:table-row>
        <table:table-row table:style-name="ro1">
          <table:table-cell office:value-type="string">
            <text:p>no</text:p>
          </table:table-cell>
          <table:table-cell table:style-name="ce4" office:value-type="string">
            <text:p>LogicalSystem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office:value-type="string">
            <text:p>Lifecycle Functions</text:p>
          </table:table-cell>
          <table:table-cell office:value-type="string">
            <text:p>Constructor / Destructor for ActorClass, </text:p>
            <text:p>DataClass and ProtocolClass?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Lifecycle Functions</text:p>
          </table:table-cell>
          <table:table-cell office:value-type="string">
            <text:p>userInit, userStart?, userStop?, userDestro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DataClass, ActorClass, (ProtocolClass?)</text:p>
          </table:table-cell>
          <table:table-cell office:value-type="string">
            <text:p>usercode1,2,3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ttributes</text:p>
          </table:table-cell>
          <table:table-cell office:value-type="string">
            <text:p>PrimitiveType,ComplexTypes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Attributes</text:p>
          </table:table-cell>
          <table:table-cell office:value-type="string">
            <text:p>Initializ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Port</text:p>
          </table:table-cell>
          <table:table-cell office:value-type="string">
            <text:p>Handl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Protocolclas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/>
          <table:table-cell office:value-type="string">
            <text:p>Port</text:p>
          </table:table-cell>
          <table:table-cell office:value-type="string">
            <text:p/>
            <text:p/>
          </table:table-cell>
          <table:table-cell office:value-type="string">
            <text:p>combination of all port types:</text:p>
            <text:p>regular/conjugated</text:p>
            <text:p>relay/end</text:p>
            <text:p>internal end/external end</text:p>
            <text:p>replicated/not replicated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rotocolclass</text:p>
          </table:table-cell>
          <table:table-cell office:value-type="string">
            <text:p>Messages</text:p>
          </table:table-cell>
          <table:table-cell office:value-type="string">
            <text:p>incoming/outgoi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Ports</text:p>
          </table:table-cell>
          <table:table-cell office:value-type="string">
            <text:p>Replication</text:p>
          </table:table-cell>
          <table:table-cell office:value-type="string">
            <text:p>for datadriven -&gt; forbidden?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/>
          <table:table-cell office:value-type="string">
            <text:p>Argument</text:p>
          </table:table-cell>
          <table:table-cell office:value-type="string">
            <text:p>Messages, Operations (Data, Port and ActorClass)</text:p>
          </table:table-cell>
          <table:table-cell office:value-type="string">
            <text:p>ref/value</text:p>
            <text:p>Primitive/Complex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4" office:value-type="string">
            <text:p>ProtocolSemantic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Annotations</text:p>
          </table:table-cell>
          <table:table-cell/>
          <table:table-cell office:value-type="string">
            <text:p>test used Annotations -&gt; ManualC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Documentation</text:p>
          </table:table-cell>
          <table:table-cell table:style-name="Default" office:value-type="string">
            <text:p>Doc Gen</text:p>
          </table:table-cell>
          <table:table-cell office:value-type="string">
            <text:p>all places where they occu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Operations</text:p>
          </table:table-cell>
          <table:table-cell office:value-type="string">
            <text:p>DataClass, PortClass, ActorClas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Layering</text:p>
          </table:table-cell>
          <table:table-cell office:value-type="string">
            <text:p>all combinations of SAP/SPP/LayerConnections</text:p>
            <text:p>for Actors and Subsystem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" office:value-type="string">
            <text:p>SubSystemClass</text:p>
          </table:table-cell>
          <table:table-cell office:value-type="string">
            <text:p>LogicalThrea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>
            <text:p>ActorRefs, Bindings,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office:value-type="string">
            <text:p>FSM</text:p>
          </table:table-cell>
          <table:table-cell office:value-type="string">
            <text:p>Entry/Exit Code</text:p>
            <text:p>Flat/Subgraph</text:p>
            <text:p>all Transition Points</text:p>
            <text:p>guards</text:p>
            <text:p>datadriven/eventdriven/async/sync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SM</text:p>
          </table:table-cell>
          <table:table-cell office:value-type="string">
            <text:p>History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FSM</text:p>
          </table:table-cell>
          <table:table-cell office:value-type="string">
            <text:p>TriggeredTransition</text:p>
          </table:table-cell>
          <table:table-cell office:value-type="string">
            <text:p>all combinations of triggers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SM</text:p>
          </table:table-cell>
          <table:table-cell office:value-type="string">
            <text:p>GuardedTransi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Model Import</text:p>
          </table:table-cell>
          <table:table-cell table:number-columns-repeated="1022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or Tests" table:style-name="ta1" table:print="false">
        <table:table-column table:style-name="co5" table:default-cell-style-name="Default"/>
        <table:table-row table:style-name="ro1" table:number-rows-repeated="11">
          <table:table-cell/>
        </table:table-row>
        <table:table-row table:style-name="ro1">
          <table:table-cell office:value-type="string">
            <text:p>Textual Editors</text:p>
          </table:table-cell>
        </table:table-row>
        <table:table-row table:style-name="ro1">
          <table:table-cell office:value-type="string">
            <text:p>Structure Editor</text:p>
          </table:table-cell>
        </table:table-row>
        <table:table-row table:style-name="ro1">
          <table:table-cell office:value-type="string">
            <text:p>Behavior Editor</text:p>
          </table:table-cell>
        </table:table-row>
      </table:table>
      <table:table table:name="Modellib Tests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Performance Tests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Runtime Tests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6">16.10.2012</text:date>, <text:time>17:4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H32M38S</meta:editing-duration>
    <meta:editing-cycles>30</meta:editing-cycles>
    <meta:generator>OpenOffice.org/3.3$Win32 OpenOffice.org_project/330m20$Build-9567</meta:generator>
    <dc:date>2012-10-16T17:46:23.56</dc:date>
    <dc:creator>Thomas Schuetz</dc:creator>
    <meta:document-statistic meta:table-count="5" meta:cell-count="128" meta:object-count="0"/>
    <meta:user-defined meta:name="Info 1"/>
    <meta:user-defined meta:name="Info 2"/>
    <meta:user-defined meta:name="Info 3"/>
    <meta:user-defined meta:name="Info 4"/>
  </office:meta>
</office:document-meta>
</file>